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7DFD7F581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1.231cm" svg:y="2.678cm" svg:width="23.237cm" svg:height="16.323cm" draw:z-index="0"><draw:image xlink:href="Pictures/10000000000007D00000057DFD7F5815.png" xlink:type="simple" xlink:show="embed" xlink:actuate="onLoad"/></draw:frame>Messwerterfassung mit einem Ardu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3:38:08</meta:creation-date>
    <dc:date>2013-03-07T23:39:14</dc:date>
    <meta:editing-duration>P0D</meta:editing-duration>
    <meta:editing-cycles>1</meta:editing-cycles>
    <meta:document-statistic meta:table-count="0" meta:image-count="1" meta:object-count="0" meta:page-count="1" meta:paragraph-count="1" meta:word-count="4" meta:character-count="35" meta:non-whitespace-character-count="32"/>
    <meta:generator>LibreOffice/3.5$Linux_X86_64 LibreOffice_project/350m1$Build-2</meta:generator>
  </office:meta>
</office:document-meta>
</file>